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ubtitle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Andale Mono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weight="normal"/>
    </style:style>
    <style:style style:name="P8" style:family="paragraph" style:parent-style-name="Standard">
      <style:text-properties style:font-name="Century Gothic" fo:language="en" fo:country="US"/>
    </style:style>
    <style:style style:name="P9" style:family="paragraph" style:parent-style-name="Standard">
      <style:text-properties style:font-name="Century Gothic" fo:language="en" fo:country="US" fo:font-weight="bold" style:font-weight-asian="bold"/>
    </style:style>
    <style:style style:name="P10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entury Gothic1" fo:language="en" fo:country="US"/>
    </style:style>
    <style:style style:name="T7" style:family="text">
      <style:text-properties fo:font-variant="normal" fo:text-transform="none" fo:color="#000000" style:font-name="Andale Mono" fo:font-size="12pt" fo:letter-spacing="normal" fo:font-style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"><text:tab/>- Class &amp; Object</text:p>
      <text:p text:style-name="P8"/>
      <text:p text:style-name="P8"/>
      <text:p text:style-name="P9">Objective :</text:p>
      <text:list xml:id="list1052515664" text:style-name="WW8Num12">
        <text:list-item>
          <text:p text:style-name="P12">Memahami Class &amp; Object</text:p>
        </text:list-item>
      </text:list>
      <text:p text:style-name="P8"/>
      <text:p text:style-name="P10"/>
      <text:p text:style-name="P4">Tugas praktikum :<text:line-break/><text:line-break/>Class &amp; Object.</text:p>
      <text:p text:style-name="P4"/>
      <text:p text:style-name="P6"><text:span text:style-name="T4"><text:line-break/><text:tab/></text:span><text:span text:style-name="T5">1. Buatlah file Mahasiswa.txt.</text:span></text:p>
      <text:p text:style-name="P7"><text:tab/>2. Edit file Mahasiswa.txt dengan sintaks seperti ini :<text:line-break/><text:line-break/><text:tab/><text:tab/><text:span text:style-name="T7">001,Andi Pratama,Jakarta</text:span></text:p>
      <text:p text:style-name="P2"><text:tab/><text:tab/>002,Deni Prayogo,Bekasi</text:p>
      <text:p text:style-name="P2"><text:tab/><text:tab/>003,Dana Pradita,Depok</text:p>
      <text:p text:style-name="P2"><text:tab/><text:tab/>004,Gandis Astri,Tangerang</text:p>
      <text:p text:style-name="P3"><text:tab/><text:tab/>005,Putra Raditya,Jakarta</text:p>
      <text:p text:style-name="P5"><text:span text:style-name="T1"><text:line-break/><text:line-break/><text:tab/></text:span>3. Buatlah file Mahasiswa.java.<text:span text:style-name="T1"><text:line-break/><text:tab/></text:span>4. Edit file Mahasiswa.java dengan sintaks seperti ini :<text:line-break/><text:tab/><text:line-break/><text:tab/><text:tab/><text:span text:style-name="T2">public class Mahasiswa { </text:span></text:p>
      <text:p text:style-name="P13"><text:s text:c="4"/><text:tab/><text:tab/><text:tab/>private String npm; </text:p>
      <text:p text:style-name="P13"><text:s text:c="4"/><text:tab/><text:tab/><text:tab/>private String nama; </text:p>
      <text:p text:style-name="P13"><text:s text:c="4"/><text:tab/><text:tab/><text:tab/>private String alamat; </text:p>
      <text:p text:style-name="P13"/>
      <text:p text:style-name="P13"><text:s text:c="4"/><text:tab/><text:tab/><text:tab/>public String getAlamat() { </text:p>
      <text:p text:style-name="P13"><text:s text:c="8"/><text:tab/><text:tab/><text:tab/>return alamat; </text:p>
      <text:p text:style-name="P13"><text:s text:c="4"/><text:tab/><text:tab/><text:tab/>} </text:p>
      <text:p text:style-name="P13"/>
      <text:p text:style-name="P13"><text:s text:c="4"/><text:tab/><text:tab/><text:tab/>public void setAlamat(String alamat) { </text:p>
      <text:p text:style-name="P13"><text:s text:c="8"/><text:tab/><text:tab/><text:tab/>this.alamat = alamat; </text:p>
      <text:p text:style-name="P13"><text:s text:c="4"/><text:tab/><text:tab/><text:tab/>} </text:p>
      <text:p text:style-name="P13"/>
      <text:p text:style-name="P13"><text:s text:c="4"/><text:tab/><text:tab/><text:tab/>public String getNama() { </text:p>
      <text:p text:style-name="P13"><text:s text:c="7"/><text:tab/><text:tab/><text:tab/>return nama; </text:p>
      <text:p text:style-name="P13"><text:s text:c="2"/><text:tab/><text:tab/><text:tab/>} </text:p>
      <text:p text:style-name="P13"/>
      <text:p text:style-name="P13"><text:s text:c="4"/><text:tab/><text:tab/><text:tab/>public void setNama(String nama) { </text:p>
      <text:p text:style-name="P13"><text:s text:c="8"/><text:tab/><text:tab/><text:tab/>this.nama = nama; </text:p>
      <text:p text:style-name="P13"><text:s text:c="4"/><text:tab/><text:tab/><text:tab/>} </text:p>
      <text:p text:style-name="P13"/>
      <text:p text:style-name="P13"><text:s text:c="4"/><text:tab/><text:tab/><text:tab/>public String getNpm() { </text:p>
      <text:p text:style-name="P13"><text:soft-page-break/><text:s text:c="8"/><text:tab/><text:tab/><text:tab/>return npm; </text:p>
      <text:p text:style-name="P13"><text:s text:c="4"/><text:tab/><text:tab/><text:tab/>} </text:p>
      <text:p text:style-name="P13"/>
      <text:p text:style-name="P13"><text:s text:c="4"/><text:tab/><text:tab/><text:tab/>public void setNpm(String npm) { </text:p>
      <text:p text:style-name="P13"><text:s text:c="8"/><text:tab/><text:tab/><text:tab/>this.npm = npm; </text:p>
      <text:p text:style-name="P13"><text:s text:c="4"/><text:tab/><text:tab/><text:tab/>} </text:p>
      <text:p text:style-name="P13"/>
      <text:p text:style-name="P5"><text:span text:style-name="T2"><text:tab/><text:tab/>}</text:span><text:line-break/><text:tab/></text:p>
      <text:p text:style-name="P5"><text:span text:style-name="T3"><text:tab/>5. Compile file Mahasiswa.java menggunakan java compiler (javac) :<text:line-break/><text:line-break/></text:span><text:span text:style-name="T2"><text:tab/><text:tab/>$ javac Mahasiswa.java<text:line-break/></text:span><text:span text:style-name="T3"><text:line-break/><text:tab/>6. Buatlah file MahasiswaMain.java.<text:line-break/><text:tab/>7. Edit file MahasiswaMain.java dengan sintaks seperti ini :<text:line-break/><text:line-break/></text:span><text:span text:style-name="T2">import java.io.BufferedInputStream; </text:span></text:p>
      <text:p text:style-name="P13">import java.io.DataInputStream; </text:p>
      <text:p text:style-name="P13">import java.io.File; </text:p>
      <text:p text:style-name="P13">import java.io.FileInputStream; </text:p>
      <text:p text:style-name="P13">import java.io.IOException; </text:p>
      <text:p text:style-name="P13">import java.util.ArrayList; </text:p>
      <text:p text:style-name="P13">import java.util.List; </text:p>
      <text:p text:style-name="P13"/>
      <text:p text:style-name="P13">public class MahasiswaMain { </text:p>
      <text:p text:style-name="P13"><text:tab/>public static void main(String[] args) { </text:p>
      <text:p text:style-name="P13"><text:tab/><text:tab/>File file = new File("/home/izwan/Desktop/Pemrograman</text:p>
      <text:p text:style-name="P13"><text:tab/><text:tab/>/Mahasiswa.txt"); </text:p>
      <text:p text:style-name="P13"><text:s text:c="8"/><text:tab/>FileInputStream fis = null; </text:p>
      <text:p text:style-name="P13"><text:s text:c="8"/><text:tab/>BufferedInputStream bis = null; </text:p>
      <text:p text:style-name="P13"><text:s text:c="8"/><text:tab/>DataInputStream dis = null; </text:p>
      <text:p text:style-name="P13"><text:s text:c="8"/><text:tab/>List&lt;Mahasiswa&gt; listMahasiswa = new ArrayList&lt;Mahasiswa&gt;(); </text:p>
      <text:p text:style-name="P13"/>
      <text:p text:style-name="P13"><text:tab/><text:tab/>try { </text:p>
      <text:p text:style-name="P13"><text:tab/><text:tab/><text:tab/>fis = new FileInputStream(file); </text:p>
      <text:p text:style-name="P13"><text:tab/><text:tab/><text:tab/>bis = new BufferedInputStream(fis); </text:p>
      <text:p text:style-name="P13"><text:tab/><text:tab/><text:tab/>dis = new DataInputStream(bis); </text:p>
      <text:p text:style-name="P13"/>
      <text:p text:style-name="P13"><text:tab/><text:tab/><text:tab/>while(dis.available() != 0){ </text:p>
      <text:p text:style-name="P13"><text:tab/><text:tab/><text:tab/><text:tab/>//memecah text perbaris menjadi beberapa kolom </text:p>
      <text:p text:style-name="P13"><text:tab/><text:tab/><text:tab/><text:tab/>sesuai dengan pemisah koma </text:p>
      <text:p text:style-name="P13"><text:tab/><text:tab/><text:tab/><text:tab/>String line = dis.readLine(); </text:p>
      <text:p text:style-name="P13"><text:tab/><text:tab/><text:tab/><text:tab/>String[] data = line.split(","); </text:p>
      <text:p text:style-name="P13"/>
      <text:p text:style-name="P13"><text:tab/><text:tab/><text:tab/><text:tab/>Mahasiswa m = new Mahasiswa(); </text:p>
      <text:p text:style-name="P13"><text:tab/><text:tab/><text:tab/><text:tab/>m.setNpm(data[0]); </text:p>
      <text:p text:style-name="P13"><text:tab/><text:tab/><text:tab/><text:tab/>m.setNama(data[1]); </text:p>
      <text:p text:style-name="P13"><text:tab/><text:tab/><text:tab/><text:tab/>m.setAlamat(data[2]); </text:p>
      <text:p text:style-name="P13"/>
      <text:p text:style-name="P13"><text:tab/><text:tab/><text:tab/><text:tab/>listMahasiswa.add(m); </text:p>
      <text:p text:style-name="P13"><text:soft-page-break/><text:tab/><text:tab/><text:tab/>} </text:p>
      <text:p text:style-name="P13"/>
      <text:p text:style-name="P13"><text:tab/><text:tab/>} catch (IOException ex) { </text:p>
      <text:p text:style-name="P13"><text:tab/><text:tab/><text:tab/>System.out.println("File " + file.getName() + " tidak </text:p>
      <text:p text:style-name="P13"><text:tab/><text:tab/><text:tab/>ketemu !"); </text:p>
      <text:p text:style-name="P13"><text:tab/><text:tab/><text:tab/>System.out.println("Exception : " + ex.getMessage()); </text:p>
      <text:p text:style-name="P13"><text:tab/><text:tab/>} </text:p>
      <text:p text:style-name="P13"/>
      <text:p text:style-name="P13"><text:tab/><text:tab/>for (Mahasiswa mhs : listMahasiswa) { </text:p>
      <text:p text:style-name="P13"><text:s text:c="12"/><text:tab/>System.out.println("========================="); </text:p>
      <text:p text:style-name="P13"><text:s text:c="12"/><text:tab/>System.out.println("NPM : " + mhs.getNpm()); </text:p>
      <text:p text:style-name="P13"><text:s text:c="12"/><text:tab/>System.out.println("Nama : " + mhs.getNama()); </text:p>
      <text:p text:style-name="P13"><text:s text:c="12"/><text:tab/>System.out.println("Alamat : " + mhs.getAlamat()); </text:p>
      <text:p text:style-name="P13"><text:tab/><text:tab/>} </text:p>
      <text:p text:style-name="P13"><text:tab/>} </text:p>
      <text:p text:style-name="P11"><text:span text:style-name="T3">} <text:line-break/><text:line-break/><text:tab/> </text:span><text:span text:style-name="T6">8. <text:s/></text:span><text:span text:style-name="T6">Compile file MahasiswaMain.java menggunakan java compiler (javac) :<text:line-break/><text:line-break/><text:tab/><text:tab/></text:span><text:span text:style-name="T2">$ javac MahasiswaMain.java<text:line-break/><text:line-break/><text:tab/> </text:span><text:span text:style-name="T6">9. </text:span><text:span text:style-name="T6">Setelah kompilasi berhasil, running file MahasiswaMain.java </text:span></text:p>
      <text:p text:style-name="P11"><text:span text:style-name="T6"><text:tab/> <text:s text:c="5"/>menggunakan perintah seperti berikut :<text:line-break/><text:tab/><text:line-break/><text:tab/><text:tab/></text:span><text:span text:style-name="T2">$ java MahasiswaMain<text:line-break/><text:line-break/><text:tab/>10. </text:span><text:span text:style-name="T6">Setelah proses running berhasil, lihat hasil running, jika berhasil akan</text:span></text:p>
      <text:p text:style-name="P11"><text:span text:style-name="T6"><text:tab/> <text:s text:c="6"/>muncul tampilan seperti di bawah ini :<text:line-break/><text:line-break/><text:tab/><text:tab/></text:span><text:span text:style-name="T3">========================= </text:span></text:p>
      <text:p text:style-name="P13"><text:tab/><text:tab/>NPM : 001 </text:p>
      <text:p text:style-name="P13"><text:tab/><text:tab/>Nama : Andi Pratama </text:p>
      <text:p text:style-name="P13"><text:tab/><text:tab/>Alamat : Jakarta </text:p>
      <text:p text:style-name="P13"><text:tab/><text:tab/>========================= </text:p>
      <text:p text:style-name="P13"><text:tab/><text:tab/>NPM : 002 </text:p>
      <text:p text:style-name="P13"><text:tab/><text:tab/>Nama : Deni Prayogo </text:p>
      <text:p text:style-name="P13"><text:tab/><text:tab/>Alamat : Bekasi </text:p>
      <text:p text:style-name="P13"><text:tab/><text:tab/>========================= </text:p>
      <text:p text:style-name="P13"><text:tab/><text:tab/>NPM : 003</text:p>
      <text:p text:style-name="P13"><text:tab/><text:tab/>Nama : Dana Pradita </text:p>
      <text:p text:style-name="P13"><text:tab/><text:tab/>Alamat : Depok </text:p>
      <text:p text:style-name="P13"><text:tab/><text:tab/>========================= </text:p>
      <text:p text:style-name="P13"><text:tab/><text:tab/>NPM : 004</text:p>
      <text:p text:style-name="P13"><text:tab/><text:tab/>Nama : Gandis Astri </text:p>
      <text:p text:style-name="P13"><text:tab/><text:tab/>Alamat : Tangerang </text:p>
      <text:p text:style-name="P13"><text:tab/><text:tab/>========================= </text:p>
      <text:p text:style-name="P13"><text:tab/><text:tab/>NPM : 005</text:p>
      <text:p text:style-name="P13"><text:tab/><text:tab/>Nama : Putra Raditya </text:p>
      <text:p text:style-name="P11"><text:span text:style-name="T3"><text:tab/><text:tab/>Alamat : Jakarta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0T08:25:31</meta:creation-date>
    <dc:date>2011-10-10T09:43:51</dc:date>
    <dc:creator>izwan </dc:creator>
    <meta:editing-duration>PT00H12M07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3" meta:paragraph-count="98" meta:word-count="379" meta:character-count="3362"/>
  </office:meta>
</office:document-meta>
</file>